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ResultMatchersTests.nod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ResultMatchersTests.nodeList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sultMatchersTests.exists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sultMatchersTests.nod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ResultMatchersTests.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ResultMatchersTests.number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sultMatchersTests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ResultMatchersTests.node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sultMatchersTests.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ResultMatchersTests.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ResultMatchersTests.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ResultMatchersTests.string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sultMatchersTests.nodeCount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sultMatchersTests.doesNotExist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sultMatchersTests.booleanValue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sultMatchersTests.boolea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ResultMatchersTests.getStubMvc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ResultMatchersTests.stringEncodingDet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